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paragraph-properties fo:margin-left="-0.9846in" fo:margin-right="0in" fo:text-align="center" style:justify-single-word="false" fo:text-indent="0in" style:auto-text-indent="false"/>
      <style:text-properties fo:font-size="18pt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P2" style:family="paragraph" style:parent-style-name="Text_20_body">
      <style:paragraph-properties fo:margin-left="-0.9846in" fo:margin-right="0in" fo:text-align="center" style:justify-single-word="false" fo:text-indent="0in" style:auto-text-indent="false"/>
      <style:text-properties fo:font-style="normal" style:font-style-asian="normal" style:font-style-complex="normal"/>
    </style:style>
    <style:style style:name="T1" style:family="text">
      <style:text-properties fo:font-weight="bold"/>
    </style:style>
    <text:list-style style:name="L1">
      <text:list-level-style-number text:level="1" style:num-format="">
        <style:list-level-properties text:space-before="0.5in" text:min-label-distance="0.15in"/>
      </text:list-level-style-number>
      <text:list-level-style-number text:level="2" style:num-format="">
        <style:list-level-properties text:space-before="0.5in" text:min-label-distance="0.15in"/>
      </text:list-level-style-number>
      <text:list-level-style-number text:level="3" style:num-format="">
        <style:list-level-properties text:space-before="0.5in" text:min-label-distance="0.15in"/>
      </text:list-level-style-number>
      <text:list-level-style-number text:level="4" style:num-format="">
        <style:list-level-properties text:space-before="0.5in" text:min-label-distance="0.15in"/>
      </text:list-level-style-number>
      <text:list-level-style-number text:level="5" style:num-format="">
        <style:list-level-properties text:space-before="0.5in" text:min-label-distance="0.15in"/>
      </text:list-level-style-number>
      <text:list-level-style-number text:level="6" style:num-format="">
        <style:list-level-properties text:space-before="0.5in" text:min-label-distance="0.15in"/>
      </text:list-level-style-number>
      <text:list-level-style-number text:level="7" style:num-format="">
        <style:list-level-properties text:space-before="0.5in" text:min-label-distance="0.15in"/>
      </text:list-level-style-number>
      <text:list-level-style-number text:level="8" style:num-format="">
        <style:list-level-properties text:space-before="0.5in" text:min-label-distance="0.15in"/>
      </text:list-level-style-number>
      <text:list-level-style-number text:level="9" style:num-format="">
        <style:list-level-properties text:space-before="0.5in" text:min-label-distance="0.15in"/>
      </text:list-level-style-number>
      <text:list-level-style-number text:level="10" style:num-format="">
        <style:list-level-properties text:space-before="0.5in"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Compiling EiffelStudio on Linux-x86</text:h>
      <text:p text:style-name="P2"/>
      <text:h text:style-name="Heading_20_2" text:outline-level="2">Prerequisites:</text:h>
      <text:p text:style-name="Standard">In this example we use the example directory /home/user/eiffel. That means the binary EiffelStudio would be installed at /home/user/eiffel/Eiffel60 and the trunk at /home/user/eiffel/trunk. This documentation will have these paths as examples, so please replace them if you use different paths.</text:p>
      <text:p text:style-name="Standard"/>
      <text:p text:style-name="Standard">To compile EiffelStudio, you need an already working EiffelStudio compiler (which comes with the precompiled EiffelStudio installation) on your machine. The current source tree <text:span text:style-name="T1">requires at least version 6.0</text:span> of EiffelStudio. You can download the precompiled version from <text:a xlink:type="simple" xlink:href="http://eiffelsoftware.origo.ethz.ch/downloads/builds/">http://eiffelsoftware.origo.ethz.ch/downloads/builds/</text:a>. Read the <text:a xlink:type="simple" xlink:href="http://docs.eiffel.com/eiffelstudio/installation/index.html">existing documentation</text:a> to install EiffelStudio.</text:p>
      <text:p text:style-name="Standard"/>
      <text:p text:style-name="Standard">To checkout the latest source code from the repository, you need subversion installed.</text:p>
      <text:p text:style-name="Standard"/>
      <text:p text:style-name="Standard">Also be sure to have the the gtk2.0 development library (for ubuntu it would be the package libgtk2.0-dev) and the xtst development library (ubuntu: libxtst-dev) installed</text:p>
      <text:p text:style-name="Standard"/>
      <text:p text:style-name="Standard"/>
      <text:h text:style-name="Heading_20_2" text:outline-level="2">Downloading source code:</text:h>
      <text:p text:style-name="Standard">Go to the directory where you want to have the EiffelStudio source code (/home/user/eiffel). Now check out the sources from the repository.</text:p>
      <text:p text:style-name="Standard">---------------</text:p>
      <text:p text:style-name="Standard"><text:tab/>cd /home/user/eiffel</text:p>
      <text:p text:style-name="Standard"><text:tab/>Svn co <text:a xlink:type="simple" xlink:href="https://eiffelsoftware.origo.ethz.ch/svn/es/branches/es-make">https://eiffelsoftware.origo.ethz.ch/svn/es/branches/es-make</text:a> trunk</text:p>
      <text:p text:style-name="Standard">---------------</text:p>
      <text:p text:style-name="Standard"/>
      <text:h text:style-name="Heading_20_2" text:outline-level="2">Extracting Gobo:</text:h>
      <text:p text:style-name="Standard">goto trunk/Src/library and extract the gobo tarball from trunk/free_add_ons/gobo (gobo_35_unix.tbz2) to this directory</text:p>
      <text:p text:style-name="Standard"/>
      <text:p text:style-name="Standard">---------------<text:line-break/><text:tab/>cd /home/user/eiffel/trunk/Src/library</text:p>
      <text:p text:style-name="Standard"><text:tab/>tar -xvjf ../../free_add_ons/gobo/gobo_35_unix.tbz2</text:p>
      <text:p text:style-name="Standard">---------------</text:p>
      <text:p text:style-name="Standard"><text:tab/></text:p>
      <text:h text:style-name="Heading_20_2" text:outline-level="2">Setting environmental variables:</text:h>
      <text:p text:style-name="Standard">These environmental variables need to be set: ISE_EIFFEL, ISE_PLATFORM (these two should already be set from EiffelStudio installation), ISE_LIBRARY, EIFFEL_SRC. As well the binary-paths for gobo and EiffelStudio need to be added to the PATH variable.</text:p>
      <text:p text:style-name="Standard">There are two different ways for doing this: either set it temporary for this session (don't restart the terminal) or set it permanantly in your .bashrc</text:p>
      <text:p text:style-name="Standard"/>
      <text:p text:style-name="Standard">First way: Temporary</text:p>
      <text:p text:style-name="Standard">(don't restart the terminal during the compilation, all variables will be lost!)</text:p>
      <text:p text:style-name="Standard">---------------</text:p>
      <text:p text:style-name="Standard"/>
      <text:p text:style-name="Standard"><text:tab/>export EIFFEL_SRC= home/user/eiffel/trunk/Src</text:p>
      <text:p text:style-name="Standard"><text:tab/>export ISE_EIFFEL= home/user/eiffel/Eiffel60</text:p>
      <text:p text:style-name="Standard"><text:tab/>export ISE_PLATFORM=linux-x86</text:p>
      <text:p text:style-name="Standard"><text:tab/>export ISE_LIBRARY=${EIFFEL_SRC}</text:p>
      <text:p text:style-name="Standard"><text:tab/>export PATH= ${PATH}:${ISE_EIFFEL}/studio/spec/${ISE_PLATFORM}/bin:${EIFFEL_SRC}/library/gobo/bin</text:p>
      <text:p text:style-name="Standard">----------------</text:p>
      <text:p text:style-name="Standard"/>
      <text:p text:style-name="Standard">Second Way: Permanantly</text:p>
      <text:p text:style-name="Standard">edit your /home/user/.bashrc and add these lines:</text:p>
      <text:p text:style-name="Standard"/>
      <text:p text:style-name="Standard">----------------</text:p>
      <text:p text:style-name="Standard"><text:tab/></text:p>
      <text:p text:style-name="Standard"><text:tab/>ISE_EIFFEL="/home/user/eiffel/Eiffel60"</text:p>
      <text:p text:style-name="Standard"><text:tab/>ISE_PLATFORM="linux-x86"</text:p>
      <text:p text:style-name="Standard"><text:tab/>EIFFEL_SRC="/home/user/eiffel/trunk/Src"</text:p>
      <text:p text:style-name="Standard"><text:tab/>ISE_LIBRARY="${EIFFEL_SRC}"</text:p>
      <text:p text:style-name="Standard">PATH=${PATH}:${ISE_EIFFEL}/studio/spec/${ISE_PLATFORM}/bin:${EIFFEL_SRC}/library/gobo/bin</text:p>
      <text:p text:style-name="Standard"><text:tab/>export ISE_EIFFEL ISE_PLATFORM EIFFEL_SRC ISE_LIBRARY PATH</text:p>
      <text:p text:style-name="Standard"/>
      <text:p text:style-name="Standard">----------------</text:p>
      <text:p text:style-name="Standard"/>
      <text:p text:style-name="Standard">IMPORTANT: You need to restart the terminal for the changes to take effect</text:p>
      <text:p text:style-name="Standard"/>
      <text:h text:style-name="Heading_20_2" text:outline-level="2">Compiling EiffelStudio</text:h>
      <text:p text:style-name="Standard">Now go to trunk/Src/scripts, run the check_setup script </text:p>
      <text:p text:style-name="Standard"/>
      <text:p text:style-name="Standard">----------------</text:p>
      <text:p text:style-name="Standard"/>
      <text:p text:style-name="Standard"><text:tab/>cd $EIFFEL_SRC/scripts</text:p>
      <text:p text:style-name="Standard"><text:tab/>geant -b check_setup.eant</text:p>
      <text:p text:style-name="Standard"/>
      <text:p text:style-name="Standard">----------------</text:p>
      <text:p text:style-name="Standard"/>
      <text:p text:style-name="Standard">If all tests were successfull, it says „Setup check complete. Your configuration seems ok!“ Now you can start compiling.Otherwise check the error messages and fix the problems.</text:p>
      <text:p text:style-name="Standard"/>
      <text:p text:style-name="Standard">----------------</text:p>
      <text:p text:style-name="Standard"/>
      <text:p text:style-name="Standard"><text:tab/>cd $EIFFEL_SRC/scripts</text:p>
      <text:p text:style-name="Standard"><text:tab/>geant -b build.eant build_dev</text:p>
      <text:p text:style-name="Standard"/>
      <text:p text:style-name="Standard">----------------</text:p>
      <text:p text:style-name="Standard"/>
      <text:p text:style-name="Standard">after the compilation finished, there exists an EIFGENs subdirectory. In EIFGENs/bench/W_code/ you find the self compiled binary 'ec'. To start the graphical EiffelStudio, type './ec -gui'</text:p>
      <text:p text:style-name="Standard"/>
      <text:p text:style-name="Standard">GOOD LUCK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CH" style:font-name-asian="DejaVu Sans" style:font-size-asian="12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space-before="0.5in" text:min-label-distance="0.15in"/>
      </text:outline-level-style>
      <text:outline-level-style text:level="2" style:num-format="">
        <style:list-level-properties text:space-before="0.5in" text:min-label-distance="0.15in"/>
      </text:outline-level-style>
      <text:outline-level-style text:level="3" style:num-format="">
        <style:list-level-properties text:space-before="0.5in" text:min-label-distance="0.15in"/>
      </text:outline-level-style>
      <text:outline-level-style text:level="4" style:num-format="">
        <style:list-level-properties text:space-before="0.5in" text:min-label-distance="0.15in"/>
      </text:outline-level-style>
      <text:outline-level-style text:level="5" style:num-format="">
        <style:list-level-properties text:space-before="0.5in" text:min-label-distance="0.15in"/>
      </text:outline-level-style>
      <text:outline-level-style text:level="6" style:num-format="">
        <style:list-level-properties text:space-before="0.5in" text:min-label-distance="0.15in"/>
      </text:outline-level-style>
      <text:outline-level-style text:level="7" style:num-format="">
        <style:list-level-properties text:space-before="0.5in" text:min-label-distance="0.15in"/>
      </text:outline-level-style>
      <text:outline-level-style text:level="8" style:num-format="">
        <style:list-level-properties text:space-before="0.5in" text:min-label-distance="0.15in"/>
      </text:outline-level-style>
      <text:outline-level-style text:level="9" style:num-format="">
        <style:list-level-properties text:space-before="0.5in" text:min-label-distance="0.15in"/>
      </text:outline-level-style>
      <text:outline-level-style text:level="10" style:num-format="">
        <style:list-level-properties text:space-before="0.5in"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Philipp Mahler</meta:initial-creator>
    <meta:creation-date>2007-02-03T22:48:02</meta:creation-date>
    <dc:creator>Philipp Mahler</dc:creator>
    <dc:date>2007-02-04T13:23:01</dc:date>
    <dc:language>de-CH</dc:language>
    <meta:editing-cycles>7</meta:editing-cycles>
    <meta:editing-duration>PT3H37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5" meta:word-count="508" meta:character-count="3423"/>
  </office:meta>
</office:document-meta>
</file>